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FreeSans" svg:font-family="FreeSans" style:font-family-generic="swiss"/>
    <style:font-face style:name="FreeSans1" svg:font-family="FreeSans" style:font-family-generic="system" style:font-pitch="variable"/>
    <style:font-face style:name="IRANSansWeb" svg:font-family="IRANSansWe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end" style:justify-single-word="false" fo:orphans="2" fo:widows="2" fo:text-indent="0in" style:auto-text-indent="false" style:writing-mode="rl-tb"/>
      <style:text-properties fo:font-variant="normal" fo:text-transform="none" fo:color="#222222" loext:opacity="100%" style:font-name="IRANSansWeb" fo:font-size="16pt" fo:letter-spacing="normal" style:font-size-asian="16pt" style:font-name-complex="IRANSansWeb" style:font-size-complex="16pt" style:font-style-complex="normal" style:font-weight-complex="normal"/>
    </style:style>
    <style:style style:name="P2" style:family="paragraph" style:parent-style-name="Standard">
      <style:paragraph-properties fo:margin-left="0in" fo:margin-right="0in" fo:line-height="150%" fo:text-align="end" style:justify-single-word="false" fo:orphans="2" fo:widows="2" fo:text-indent="0in" style:auto-text-indent="false" style:writing-mode="rl-tb"/>
      <style:text-properties fo:font-variant="normal" fo:text-transform="none" fo:color="#222222" loext:opacity="100%" style:font-name="IRANSansWeb" fo:font-size="16pt" fo:letter-spacing="normal" style:font-size-asian="16pt" style:font-name-complex="IRANSansWeb" style:font-size-complex="16pt"/>
    </style:style>
    <style:style style:name="P3" style:family="paragraph" style:parent-style-name="Standard">
      <style:paragraph-properties fo:margin-left="0in" fo:margin-right="0in" fo:line-height="150%" fo:text-align="end" style:justify-single-word="false" fo:orphans="2" fo:widows="2" fo:text-indent="0in" style:auto-text-indent="false" style:writing-mode="rl-tb"/>
      <style:text-properties fo:font-variant="normal" fo:text-transform="none" fo:color="#222222" loext:opacity="100%" style:font-name="IRANSansWeb" fo:font-size="16pt" fo:letter-spacing="normal" fo:font-style="normal" fo:font-weight="normal" officeooo:rsid="00013b11" officeooo:paragraph-rsid="00013b11" style:font-size-asian="16pt" style:font-name-complex="IRANSansWeb" style:font-size-complex="16pt"/>
    </style:style>
    <style:style style:name="P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222222" loext:opacity="100%" style:font-name="IRANSansWeb" fo:font-size="14pt" fo:letter-spacing="normal" fo:font-style="normal" fo:font-weight="normal" fo:background-color="#ffffff" style:font-name-complex="IRANSansWeb"/>
    </style:style>
    <style:style style:name="P5" style:family="paragraph" style:parent-style-name="Standard">
      <style:paragraph-properties fo:text-align="end" style:justify-single-word="false" fo:orphans="2" fo:widows="2" style:writing-mode="rl-tb"/>
      <style:text-properties fo:font-variant="normal" fo:text-transform="none" fo:color="#222222" loext:opacity="100%" style:font-name="IRANSansWeb" fo:font-size="14pt" fo:letter-spacing="normal" fo:font-style="italic" fo:font-weight="normal" style:font-name-complex="IRANSansWeb"/>
    </style:style>
    <style:style style:name="P6" style:family="paragraph" style:parent-style-name="Standard">
      <style:paragraph-properties fo:text-align="end" style:justify-single-word="false" style:writing-mode="rl-tb"/>
      <style:text-properties style:font-name="IRANSansWeb" style:font-name-complex="IRANSansWeb"/>
    </style:style>
    <style:style style:name="T1" style:family="text">
      <style:text-properties style:font-style-complex="normal" style:font-weight-complex="normal"/>
    </style:style>
    <style:style style:name="T2" style:family="text">
      <style:text-properties officeooo:rsid="00013b11" style:font-style-complex="normal" style:font-weight-complex="normal"/>
    </style:style>
    <style:style style:name="T3" style:family="text">
      <style:text-properties fo:font-style="normal" fo:font-weight="normal"/>
    </style:style>
    <style:style style:name="T4" style:family="text">
      <style:text-properties fo:font-style="normal" fo:font-weight="normal" officeooo:rsid="0004b1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جناب آقای مهندس طالبی،</text:p>
      <text:p text:style-name="P1">مدیریت محترم شرکت صنایع نوید موتور</text:p>
      <text:p text:style-name="P2"><text:span text:style-name="T1">با عرض سلام و خسته نباشید، لازم است نسبت به شرایط پروژه و همچنین شرایط حضوری خود در آن مجموعه موارد زیر به اطلاع حضرتعالی عرض شود</text:span><text:span text:style-name="T3">:</text:span></text:p>
      <text:p text:style-name="P2"><text:span text:style-name="T1">۱</text:span><text:span text:style-name="T3">- </text:span><text:span text:style-name="T1">در چند روز گذشته که بنده بدون هماهنگی و کسب اجازه از شما در محل کارخانه حضور نداشتم، موارد ترجمه سایت به زبان‌های انگلیسی و عربی انجام شده و صفحات عمومی وبسایت به این دو زبان ترجمه گردیدند</text:span><text:span text:style-name="T3">.</text:span></text:p>
      <text:p text:style-name="P2"><text:span text:style-name="T1">۲</text:span><text:span text:style-name="T3">- </text:span><text:span text:style-name="T1">بعد از صحبت‌ها و پیگیری‌های انجام شده با گرافیست دومی که در آخرین جلسه حضوری با حضرتعالی خدمت شما عرض گردید، این گرافیست نیز قسمت پیشنهادی خود را ارائه داد که پیش‌فاکتور‌های هر دو گرافیست به پیوست خدمت شما ارسال می‌گردد</text:span><text:span text:style-name="T3">. </text:span><text:span text:style-name="T1">لطفا در این باره تصمیمات لازم را اتخاذ و نتیجه را به بنده اعلام بفرمایید</text:span><text:span text:style-name="T3">. </text:span><text:span text:style-name="T4">لازم به ذکر است پیش‌فاکتور جناب آقای افچنگی درباره طراحی بنر، قیمت مربوط به طراحی هر تصویر است و قیمت طراحی تعداد ۳۳ تصویر مورد نیاز برای وبسایت بالاتر از این مبلغ خواهد بود.</text:span></text:p>
      <text:p text:style-name="P2"><text:span text:style-name="T1">۳</text:span><text:span text:style-name="T3">- </text:span><text:span text:style-name="T1">درباره شرایط حضوری بنده در محیط کارخانه</text:span><text:span text:style-name="T3">: </text:span><text:span text:style-name="T1">بنده به علت اتلاف زمان فراوان در مسیر رفت و برگشت و همچنین عدم تمرکز کافی در محل کارخانه برای انجام امور وبسایت، و به خاطر حساسیت مراحل فعلی پروژه و همچنین اهمیت زمان در انجام امور آن، تصمیم به ادامه دورکاری بدون کسب اجازه از محضر شما گرفتم</text:span><text:span text:style-name="T3">. </text:span><text:span text:style-name="T1">مسئولیت این دوره به طور کامل به عهده بنده بوده و بنده </text:span><text:soft-page-break/><text:span text:style-name="T1">برای این مدت درخواست مرخصی خواهم داد</text:span><text:span text:style-name="T3">. </text:span><text:span text:style-name="T1">البته اگر تایید مرخصی به صلاحدید حضرتعالی نباشد، حق اعتراضی برای خود قائل نمی‌باشم</text:span><text:span text:style-name="T3">.</text:span></text:p>
      <text:p text:style-name="P2"><text:span text:style-name="T1">۴</text:span><text:span text:style-name="T3">- </text:span><text:span text:style-name="T1">درباره شرایط ادامه حضور بنده در محیط کارخانه</text:span><text:span text:style-name="T3">: </text:span><text:span text:style-name="T1">قابل ذکر است که بنده زمان فعلی خود علاوه بر انجام پروژه وبسایت، به یادگیری موارد فنی و پیشرفته برنامه‌نویسی بک</text:span><text:span text:style-name="T3">-</text:span><text:span text:style-name="T1">اند صرف می‌کنم</text:span><text:span text:style-name="T3">. </text:span><text:span text:style-name="T1">به علت اهداف فردی خود برای سال آینده، اهمیت بسیاری دارد که در مدت پیش‌بینی شده در برنامه شخصی خود، این مباحث به طور کامل پوشش داده شود تا در سال جدید قدم‌های بعدی اهداف خود را طی نمایم</text:span><text:span text:style-name="T3">. </text:span><text:span text:style-name="T1">به همین علت حضور در محل کارخانه را کاری نالازم و البته </text:span><text:span text:style-name="T2">متضاد با </text:span><text:span text:style-name="T1">مسیر فردی اهداف خود می‌بینم</text:span><text:span text:style-name="T3">. </text:span><text:span text:style-name="T1">نظر به موارد ذکر شده، پیشنهاد بنده برای ادامه همکاری اینجانب با شرکت صنایع نوید موتور به شرح ذیل می‌باشد</text:span><text:span text:style-name="T3">.</text:span></text:p>
      <text:p text:style-name="P3">۴-۱- حضور بنده در محل کارخانه صرفا وابسته به موارد ضروری باشد، از جمله جلسات <text:s/>گزارش‌های مهم درباره امور وبسایت و تصمیم‌گیری درباره اقدامات استراتژیک.</text:p>
      <text:p text:style-name="P3"/>
      <text:p text:style-name="P3">۴-۲- کانال ارتباطی بنده با شما ایمیل بوده و گزارش‌های بنده و همچنین دستورات حضرتعالی از طریق ایمیل رد و بدل گردد تا قابلیت ثبت و پیگیری موارد به صورت کامل وجود داشته باشد.</text:p>
      <text:p text:style-name="P3"><text:soft-page-break/>۴-۳- از آنجایی که عدم حضور بنده در کارخانه موضوع محاسبه ساعت حضور و امور مربوطه را با مشکل روبرو می‌کند، پیشهاد بنده این است که ضمن ادامه پرداخت بیمه، درباره میزان دریافتی ماهانه مذاکره کرده و به توافق برسیم. </text:p>
      <text:p text:style-name="P3"/>
      <text:p text:style-name="P3">خواهشمند است نتیجه تصمیمات خود را بفرمایید.</text:p>
      <text:p text:style-name="P3"/>
      <text:p text:style-name="P4">Vahid Moradi<text:line-break/>Full stack Django developer</text:p>
      <text:p text:style-name="P5">Navid Motor Co.</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FreeSans" svg:font-family="FreeSans" style:font-family-generic="swiss"/>
    <style:font-face style:name="FreeSans1" svg:font-family="FreeSans" style:font-family-generic="system" style:font-pitch="variable"/>
    <style:font-face style:name="IRANSansWeb" svg:font-family="IRANSansWe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10:51:33.708560781</meta:creation-date>
    <dc:date>2023-03-14T11:30:38.487231033</dc:date>
    <meta:editing-duration>PT18M18S</meta:editing-duration>
    <meta:editing-cycles>3</meta:editing-cycles>
    <meta:generator>LibreOffice/7.3.7.2$Linux_X86_64 LibreOffice_project/30$Build-2</meta:generator>
    <meta:document-statistic meta:table-count="0" meta:image-count="0" meta:object-count="0" meta:page-count="3" meta:paragraph-count="13" meta:word-count="482" meta:character-count="2480" meta:non-whitespace-character-count="2009"/>
  </office:meta>
</office:document-meta>
</file>